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320" draw:textarea-horizontal-align="justify" draw:textarea-vertical-align="bottom" draw:auto-grow-height="false" fo:min-height="3.75cm" fo:min-width="2.1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4.6cm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1.9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6" style:family="graphic" style:parent-style-name="standard">
      <style:graphic-properties draw:fill-color="#579d1c" draw:textarea-horizontal-align="justify" draw:textarea-vertical-align="middle" draw:auto-grow-height="false" fo:min-height="0.45cm" fo:min-width="13.7cm"/>
    </style:style>
    <style:style style:name="gr7" style:family="graphic" style:parent-style-name="standard">
      <style:graphic-properties draw:textarea-horizontal-align="justify" draw:textarea-vertical-align="middle" draw:auto-grow-height="false" fo:min-height="6.35cm" fo:min-width="2cm"/>
    </style:style>
    <style:style style:name="gr8" style:family="graphic" style:parent-style-name="standard">
      <style:graphic-properties draw:textarea-horizontal-align="justify" draw:textarea-vertical-align="middle" draw:auto-grow-height="false" fo:min-height="4.25cm" fo:min-width="2cm"/>
    </style:style>
    <style:style style:name="gr9" style:family="graphic" style:parent-style-name="standard">
      <style:graphic-properties draw:textarea-horizontal-align="justify" draw:textarea-vertical-align="middle" draw:auto-grow-height="false" fo:min-height="10.65cm" fo:min-width="1.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1.7cm"/>
    </style:style>
    <style:style style:name="gr12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4.4cm" fo:text-align="center" fo:text-indent="0cm"/>
      <style:text-properties fo:font-size="12pt" style:font-size-asian="18pt" style:font-size-complex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4.4cm" fo:text-align="center" fo:text-indent="0cm"/>
      <style:text-properties fo:font-size="10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4cm" svg:x="12.5cm" svg:y="2.4cm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4cm" svg:x="9.8cm" svg:y="2.4cm">
          <text:p text:style-name="P1">S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4cm" svg:x="7.1cm" svg:y="2.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4cm" svg:x="4.4cm" svg:y="2.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4cm" svg:x="1.7cm" svg:y="2.4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7cm" svg:x="1.8cm" svg:y="2.5cm">
          <text:p text:style-name="P2"><text:span text:style-name="T1">AutoCon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7cm" svg:x="1.8cm" svg:y="3.3cm">
          <text:p text:style-name="P2"><text:span text:style-name="T1">AutoMak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0.7cm" svg:x="1.8cm" svg:y="4.1cm">
          <text:p text:style-name="P2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0.7cm" svg:x="1.8cm" svg:y="4.9cm">
          <text:p text:style-name="P2"><text:span text:style-name="T1">Gc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7cm" svg:x="4.5cm" svg:y="3.3cm">
          <text:p text:style-name="P2"><text:span text:style-name="T1">C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7cm" svg:x="7.2cm" svg:y="4.1cm">
          <text:p text:style-name="P2"><text:span text:style-name="T1">A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cm" svg:height="0.7cm" svg:x="7.2cm" svg:y="4.9cm">
          <text:p text:style-name="P2"><text:span text:style-name="T1">Java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3.1cm" svg:x="9.9cm" svg:y="2.5cm">
          <text:p text:style-name="P2"><text:span text:style-name="T1">Git</text:span></text:p>
          <text:p text:style-name="P2"><text:span text:style-name="T1">Svn</text:span></text:p>
          <text:p text:style-name="P2"><text:span text:style-name="T1">Tar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cm" svg:height="3.1cm" svg:x="12.6cm" svg:y="2.5cm">
          <text:p text:style-name="P2"><text:span text:style-name="T1">mkimage</text:span></text:p>
          <text:p text:style-name="P2"><text:span text:style-name="T1">fakeroot</text:span></text:p>
          <text:p text:style-name="P2"><text:span text:style-name="T1">mkifs</text:span></text:p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cm" svg:height="0.7cm" draw:transform="rotate (1.5707963267949) translate (15.3cm 5.6cm)">
          <text:p text:style-name="P2"><text:span text:style-name="T1">Toolchains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2cm" svg:height="0.7cm" svg:x="1.8cm" svg:y="1.5cm">
          <text:p text:style-name="P1">Bob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3" draw:layer="layout" svg:width="2.5cm" svg:height="6.6cm" svg:x="1.77cm" svg:y="1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.5cm" svg:height="4.5cm" svg:x="1.77cm" svg:y="8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cm" svg:height="10.9cm" svg:x="17.37cm" svg:y="1.8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3cm" svg:height="0.3cm" svg:x="14.67cm" svg:y="2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" draw:text-style-name="P4" draw:layer="layout" svg:width="2.2cm" svg:height="0.4cm" svg:x="13.67cm" svg:y="2.1cm">
          <text:p text:style-name="P4"><text:span text:style-name="T2">environment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7.37cm" svg:y1="2.3cm" svg:x2="15.87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1T12:31:06.458191014</meta:creation-date>
    <dc:date>2015-06-01T14:51:35.493536591</dc:date>
    <meta:editing-duration>PT50M8S</meta:editing-duration>
    <meta:editing-cycles>3</meta:editing-cycles>
    <meta:generator>LibreOffice/4.3.3.2$Linux_x86 LibreOffice_project/430m0$Build-2</meta:generator>
    <meta:document-statistic meta:object-count="22"/>
  </office:meta>
</office:document-meta>
</file>